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atributo</text:p>
          </table:table-cell>
          <table:table-cell table:style-name="ce1" office:value-type="string" calcext:value-type="string" table:number-columns-spanned="2" table:number-rows-spanned="1">
            <text:p>média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oda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diana</text:p>
          </table:table-cell>
          <table:covered-table-cell table:style-name="Default"/>
        </table:table-row>
        <table:table-row table:style-name="ro1">
          <table:table-cell table:style-name="ce1"/>
          <table:table-cell table:style-name="Default" office:value-type="string" calcext:value-type="string">
            <text:p>nclim</text:p>
          </table:table-cell>
          <table:table-cell table:style-name="Default" office:value-type="string" calcext:value-type="string">
            <text:p>lowprec</text:p>
          </table:table-cell>
          <table:table-cell table:style-name="Default" office:value-type="string" calcext:value-type="string">
            <text:p>nclim</text:p>
          </table:table-cell>
          <table:table-cell table:style-name="Default" office:value-type="string" calcext:value-type="string">
            <text:p>lowprec</text:p>
          </table:table-cell>
          <table:table-cell table:style-name="Default" office:value-type="string" calcext:value-type="string">
            <text:p>nclim</text:p>
          </table:table-cell>
          <table:table-cell table:style-name="Default" office:value-type="string" calcext:value-type="string">
            <text:p>lowprec</text:p>
          </table:table-cell>
        </table:table-row>
        <table:table-row table:style-name="ro1">
          <table:table-cell office:value-type="string" calcext:value-type="string">
            <text:p>tleaf</text:p>
          </table:table-cell>
          <table:table-cell office:value-type="float" office:value="2.363497" calcext:value-type="float">
            <text:p>2.363497</text:p>
          </table:table-cell>
          <table:table-cell office:value-type="float" office:value="3.161609" calcext:value-type="float">
            <text:p>3.161609</text:p>
          </table:table-cell>
          <table:table-cell office:value-type="float" office:value="2.170051" calcext:value-type="float">
            <text:p>2.170051</text:p>
          </table:table-cell>
          <table:table-cell office:value-type="float" office:value="2.284469" calcext:value-type="float">
            <text:p>2.284469</text:p>
          </table:table-cell>
          <table:table-cell office:value-type="float" office:value="2.278987" calcext:value-type="float">
            <text:p>2.278987</text:p>
          </table:table-cell>
          <table:table-cell office:value-type="float" office:value="3.042144" calcext:value-type="float">
            <text:p>3.042144</text:p>
          </table:table-cell>
        </table:table-row>
        <table:table-row table:style-name="ro1">
          <table:table-cell office:value-type="string" calcext:value-type="string">
            <text:p>troot</text:p>
          </table:table-cell>
          <table:table-cell office:value-type="float" office:value="2.313362" calcext:value-type="float">
            <text:p>2.313362</text:p>
          </table:table-cell>
          <table:table-cell office:value-type="float" office:value="3.381754" calcext:value-type="float">
            <text:p>3.381754</text:p>
          </table:table-cell>
          <table:table-cell office:value-type="float" office:value="2.066483" calcext:value-type="float">
            <text:p>2.066483</text:p>
          </table:table-cell>
          <table:table-cell office:value-type="float" office:value="2.271966" calcext:value-type="float">
            <text:p>2.271966</text:p>
          </table:table-cell>
          <table:table-cell office:value-type="float" office:value="2.206953" calcext:value-type="float">
            <text:p>2.206953</text:p>
          </table:table-cell>
          <table:table-cell office:value-type="float" office:value="3.30234" calcext:value-type="float">
            <text:p>3.30234</text:p>
          </table:table-cell>
        </table:table-row>
        <table:table-row table:style-name="ro1">
          <table:table-cell office:value-type="string" calcext:value-type="string">
            <text:p>twood</text:p>
          </table:table-cell>
          <table:table-cell office:value-type="float" office:value="26.05167" calcext:value-type="float">
            <text:p>26.05167</text:p>
          </table:table-cell>
          <table:table-cell office:value-type="float" office:value="23.35379" calcext:value-type="float">
            <text:p>23.35379</text:p>
          </table:table-cell>
          <table:table-cell office:value-type="float" office:value="26.35656" calcext:value-type="float">
            <text:p>26.35656</text:p>
          </table:table-cell>
          <table:table-cell office:value-type="float" office:value="25.57023" calcext:value-type="float">
            <text:p>25.57023</text:p>
          </table:table-cell>
          <table:table-cell office:value-type="float" office:value="26.23896" calcext:value-type="float">
            <text:p>26.23896</text:p>
          </table:table-cell>
          <table:table-cell office:value-type="float" office:value="24.54818" calcext:value-type="float">
            <text:p>24.54818</text:p>
          </table:table-cell>
        </table:table-row>
        <table:table-row table:style-name="ro1">
          <table:table-cell office:value-type="string" calcext:value-type="string">
            <text:p>aleaf</text:p>
          </table:table-cell>
          <table:table-cell office:value-type="float" office:value="0.3256493" calcext:value-type="float">
            <text:p>0.3256493</text:p>
          </table:table-cell>
          <table:table-cell office:value-type="float" office:value="0.3028592" calcext:value-type="float">
            <text:p>0.3028592</text:p>
          </table:table-cell>
          <table:table-cell office:value-type="float" office:value="0.3240108" calcext:value-type="float">
            <text:p>0.3240108</text:p>
          </table:table-cell>
          <table:table-cell office:value-type="float" office:value="0.3157296" calcext:value-type="float">
            <text:p>0.3157296</text:p>
          </table:table-cell>
          <table:table-cell office:value-type="float" office:value="0.3259216" calcext:value-type="float">
            <text:p>0.3259216</text:p>
          </table:table-cell>
          <table:table-cell office:value-type="float" office:value="0.3041948" calcext:value-type="float">
            <text:p>0.3041948</text:p>
          </table:table-cell>
        </table:table-row>
        <table:table-row table:style-name="ro1">
          <table:table-cell office:value-type="string" calcext:value-type="string">
            <text:p>aroot</text:p>
          </table:table-cell>
          <table:table-cell office:value-type="float" office:value="0.3230644" calcext:value-type="float">
            <text:p>0.3230644</text:p>
          </table:table-cell>
          <table:table-cell office:value-type="float" office:value="0.4005835" calcext:value-type="float">
            <text:p>0.4005835</text:p>
          </table:table-cell>
          <table:table-cell office:value-type="float" office:value="0.3094941" calcext:value-type="float">
            <text:p>0.3094941</text:p>
          </table:table-cell>
          <table:table-cell office:value-type="float" office:value="0.3252542" calcext:value-type="float">
            <text:p>0.3252542</text:p>
          </table:table-cell>
          <table:table-cell office:value-type="float" office:value="0.316669" calcext:value-type="float">
            <text:p>0.316669</text:p>
          </table:table-cell>
          <table:table-cell office:value-type="float" office:value="0.377472" calcext:value-type="float">
            <text:p>0.377472</text:p>
          </table:table-cell>
        </table:table-row>
        <table:table-row table:style-name="ro1">
          <table:table-cell office:value-type="string" calcext:value-type="string">
            <text:p>awood</text:p>
          </table:table-cell>
          <table:table-cell office:value-type="float" office:value="0.3512819" calcext:value-type="float">
            <text:p>0.3512819</text:p>
          </table:table-cell>
          <table:table-cell office:value-type="float" office:value="0.2965565" calcext:value-type="float">
            <text:p>0.2965565</text:p>
          </table:table-cell>
          <table:table-cell office:value-type="float" office:value="0.3568152" calcext:value-type="float">
            <text:p>0.3568152</text:p>
          </table:table-cell>
          <table:table-cell office:value-type="float" office:value="0.3526569" calcext:value-type="float">
            <text:p>0.3526569</text:p>
          </table:table-cell>
          <table:table-cell office:value-type="float" office:value="0.3553706" calcext:value-type="float">
            <text:p>0.3553706</text:p>
          </table:table-cell>
          <table:table-cell office:value-type="float" office:value="0.3123792" calcext:value-type="float">
            <text:p>0.3123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2:13:02.7877996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2:49:21.911074393</meta:creation-date>
    <meta:editing-duration>PT7S</meta:editing-duration>
    <meta:editing-cycles>2</meta:editing-cycles>
    <meta:generator>LibreOffice/6.0.3.2$Linux_X86_64 LibreOffice_project/00m0$Build-2</meta:generator>
    <meta:initial-creator>Bianca Rius</meta:initial-creator>
    <dc:date>2020-01-19T13:09:46.354945675</dc:date>
    <dc:creator>Bianca Rius</dc:creator>
    <meta:document-statistic meta:table-count="1" meta:cell-count="52" meta:object-count="0"/>
  </office:meta>
</office:document-meta>
</file>